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666666" loext:char-shading-value="0"/>
    </style:style>
    <style:style style:name="T4" style:family="text">
      <style:text-properties fo:background-color="#666666" loext:char-shading-value="0"/>
    </style:style>
    <style:style style:name="T5" style:family="text">
      <style:text-properties fo:background-color="#ff8000" loext:char-shading-value="0"/>
    </style:style>
    <style:style style:name="T6" style:family="text">
      <style:text-properties fo:background-color="#ff80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ArrayOfKeyValueOfanyTypeanyType xmlns:i="http://www.w3.org/2001/XMLSchema-instance" xmlns="http://schemas.microsoft.com/2003/10/Serialization/Arrays"&gt;&lt;KeyValueOfanyTypeanyType&gt;&lt;Key xmlns:d3p1="http://www.w3.org/2001/XMLSchema" i:type="d3p1:string"&gt;save__Backup&lt;/Key&gt;&lt;Value xmlns:d3p1="http://www.w3.org/2001/XMLSchema" i:type="d3p1:string"&gt;8bd15d4906dd0e069fb16fee73919c03MISCPROG&amp;lt;progDivB&amp;gt;CURRENTSLUGCAT&amp;lt;mpdB&amp;gt;<text:span text:style-name="T2">Yellow</text:span>&amp;lt;mpdA&amp;gt;VISITED&amp;lt;mpdB&amp;gt;SU&amp;lt;mpdC&amp;gt;&amp;lt;mpdB&amp;gt;HI&amp;lt;mpdC&amp;gt;&amp;lt;mpdB&amp;gt;DS&amp;lt;mpdC&amp;gt;&amp;lt;mpdB&amp;gt;CC&amp;lt;mpdC&amp;gt;&amp;lt;mpdB&amp;gt;GW&amp;lt;mpdC&amp;gt;&amp;lt;mpdB&amp;gt;SH&amp;lt;mpdC&amp;gt;&amp;lt;mpdB&amp;gt;SL&amp;lt;mpdC&amp;gt;&amp;lt;mpdB&amp;gt;SI&amp;lt;mpdC&amp;gt;&amp;lt;mpdB&amp;gt;LF&amp;lt;mpdC&amp;gt;&amp;lt;mpdB&amp;gt;UW&amp;lt;mpdC&amp;gt;&amp;lt;mpdB&amp;gt;SS&amp;lt;mpdC&amp;gt;&amp;lt;mpdB&amp;gt;SB&amp;lt;mpdC&amp;gt;&amp;lt;mpdA&amp;gt;INTEGERS&amp;lt;mpdB&amp;gt;0,0,0,0,0,0,0,0,0,1,0&amp;lt;mpdA&amp;gt;&amp;lt;progDivA&amp;gt;&lt;/Value&gt;&lt;/KeyValueOfanyTypeanyType&gt;&lt;KeyValueOfanyTypeanyType&gt;&lt;Key xmlns:d3p1="http://www.w3.org/2001/XMLSchema" i:type="d3p1:string"&gt;save&lt;/Key&gt;&lt;Value xmlns:d3p1="http://www.w3.org/2001/XMLSchema" i:type="d3p1:string"&gt;687230b2b1c520c458373b9b4bd16866MISCPROG&amp;lt;progDivB&amp;gt;CURRENTSLUGCAT&amp;lt;mpdB&amp;gt;<text:span text:style-name="T4">White</text:span>&amp;lt;mpdA&amp;gt;SHELTERLIST&amp;lt;mpdB&amp;gt;SU&amp;lt;mpdB&amp;gt;SU_S01&amp;lt;mpdA&amp;gt;CONDITIONALSHELTERDATA&amp;lt;mpdB&amp;gt;SU_S01 : <text:span text:style-name="T2">Yellow</text:span> : <text:span text:style-name="T4">White</text:span> : &amp;lt;mpdC&amp;gt;&amp;lt;mpdA&amp;gt;VISITED&amp;lt;mpdB&amp;gt;SU&amp;lt;mpdC&amp;gt;<text:span text:style-name="T2">Yellow</text:span>,<text:span text:style-name="T4">White</text:span>&amp;lt;mpdB&amp;gt;HI&amp;lt;mpdC&amp;gt;&amp;lt;mpdB&amp;gt;DS&amp;lt;mpdC&amp;gt;&amp;lt;mpdB&amp;gt;CC&amp;lt;mpdC&amp;gt;&amp;lt;mpdB&amp;gt;GW&amp;lt;mpdC&amp;gt;&amp;lt;mpdB&amp;gt;SH&amp;lt;mpdC&amp;gt;&amp;lt;mpdB&amp;gt;SL&amp;lt;mpdC&amp;gt;&amp;lt;mpdB&amp;gt;SI&amp;lt;mpdC&amp;gt;&amp;lt;mpdB&amp;gt;LF&amp;lt;mpdC&amp;gt;&amp;lt;mpdB&amp;gt;UW&amp;lt;mpdC&amp;gt;&amp;lt;mpdB&amp;gt;SS&amp;lt;mpdC&amp;gt;&amp;lt;mpdB&amp;gt;SB&amp;lt;mpdC&amp;gt;&amp;lt;mpdA&amp;gt;INTEGERS&amp;lt;mpdB&amp;gt;0,1,0,0,0,2,0,0,0,1,0&amp;lt;mpdA&amp;gt;MENUREGION&amp;lt;mpdB&amp;gt;SU&amp;lt;mpdA&amp;gt;&amp;lt;progDivA&amp;gt;SAVE STATE&amp;lt;progDivB&amp;gt;SAV STATE NUMBER&amp;lt;svB&amp;gt;<text:span text:style-name="T2">Yellow</text:span>&amp;lt;svA&amp;gt;SEED&amp;lt;svB&amp;gt;722&amp;lt;svA&amp;gt;VERSION&amp;lt;svB&amp;gt;2&amp;lt;svA&amp;gt;INITVERSION&amp;lt;svB&amp;gt;0&amp;lt;svA&amp;gt;WORLDVERSION&amp;lt;svB&amp;gt;2&amp;lt;svA&amp;gt;<text:span text:style-name="T6">DENPOS</text:span>&amp;lt;svB&amp;gt;SU_S01&amp;lt;svA&amp;gt;LASTVDENPOS&amp;lt;svB&amp;gt;SU_S01&amp;lt;svA&amp;gt;<text:span text:style-name="T6">CYCLENUM</text:span>&amp;lt;svB&amp;gt;1&amp;lt;svA&amp;gt;<text:span text:style-name="T6">FOOD</text:span>&amp;lt;svB&amp;gt;2&amp;lt;svA&amp;gt;NEXTID&amp;lt;svB&amp;gt;6593&amp;lt;svA&amp;gt;RESPAWNS&amp;lt;svB&amp;gt;5008.5009&amp;lt;svA&amp;gt;COMMUNITIES&amp;lt;svB&amp;gt;SCAVSHY&amp;lt;coB&amp;gt;0&amp;lt;coA&amp;gt;All&amp;lt;coB&amp;gt;EVERY:0.25|CC:0.25|DS:0.25|HI:0.25|GW:0.25|SI:0.25|SU:0.25|SH:0.25|SL:0.25|LF:0.25|UW:0.25|SB:0.25|SS:0.25&amp;lt;coA&amp;gt;Scavengers&amp;lt;coB&amp;gt;EVERY:0.25|CC:0.25|DS:0.25|HI:0.25|GW:0.25|SI:0.25|SU:0.25|SH:0.25|SL:0.25|LF:0.25|UW:0.25|SB:0.25|SS:0.25&amp;lt;coA&amp;gt;Lizards&amp;lt;coB&amp;gt;EVERY:0.25|CC:0.265|DS:0.25|HI:0.2725|GW:0.265|SI:0.25|SU:0.25|SH:0.25|SL:0.25|LF:0.25|UW:0.25|SB:0.195|SS:0.25&amp;lt;coA&amp;gt;Cicadas&amp;lt;coB&amp;gt;EVERY:0.25|CC:0.25|DS:0.25|HI:0.25|GW:0.25|SI:0.25|SU:0.25|SH:0.25|SL:0.25|LF:0.25|UW:0.25|SB:0.25|SS:0.25&amp;lt;coA&amp;gt;GarbageWorms&amp;lt;coB&amp;gt;EVERY:0.25|CC:0.25|DS:0.25|HI:0.25|GW:0.25|SI:0.25|SU:0.25|SH:0.25|SL:0.25|LF:0.25|UW:0.25|SB:0.25|SS:0.25&amp;lt;coA&amp;gt;Deer&amp;lt;coB&amp;gt;EVERY:0.25|CC:0.25|DS:0.25|HI:0.25|GW:0.25|SI:0.25|SU:0.25|SH:0.25|SL:0.25|LF:0.25|UW:0.25|SB:0.25|SS:0.25&amp;lt;coA&amp;gt;JetFish&amp;lt;coB&amp;gt;EVERY:0.25|CC:0.25|DS:0.25|HI:0.25|GW:0.25|SI:0.25|SU:0.25|SH:0.25|SL:0.25|LF:0.25|UW:0.25|SB:0.25|SS:0.25&amp;lt;svA&amp;gt;REGIONSTATE&amp;lt;svB&amp;gt;REGIONNAME&amp;lt;rgB&amp;gt;SU&amp;lt;rgA&amp;gt;LASTCYCLEUPDATED&amp;lt;rgB&amp;gt;0&amp;lt;rgA&amp;gt;SWARMROOMS&amp;lt;rgB&amp;gt;SU_A40:0,SU_A24:0,SU_A42:0,SU_A06:0,SU_A07:0,SU_A13:0,SU_B02:0,SU_C01:0&amp;lt;rgA&amp;gt;LINEAGES&amp;lt;rgB&amp;gt;SU_A30.-1.-1.2:0,SU_A31.-1.-1.3:0,SU_A06.-1.-1.3:0,SU_B08.-1.-1.2:0,SU_B12.-1.-1.3:0,SU_A40.-1.-1.2:0,SU_B07.-1.-1.2:0,SU_C02.-1.-1.4:0&amp;lt;rgA&amp;gt;POPULATION&amp;lt;rgB&amp;gt;GreenLizard&amp;lt;cA&amp;gt;ID.5012.6548&amp;lt;cA&amp;gt;SU_B04.4&amp;lt;cA&amp;gt;&amp;lt;rgC&amp;gt;PinkLizard&amp;lt;cA&amp;gt;ID.5011.6547&amp;lt;cA&amp;gt;SU_B04.3&amp;lt;cA&amp;gt;&amp;lt;rgC&amp;gt;GreenLizard&amp;lt;cA&amp;gt;ID.5020.6569&amp;lt;cA&amp;gt;SU_B12.3&amp;lt;cA&amp;gt;&amp;lt;rgC&amp;gt;GreenLizard&amp;lt;cA&amp;gt;ID.5021.6570&amp;lt;cA&amp;gt;SU_A40.2&amp;lt;cA&amp;gt;&amp;lt;rgC&amp;gt;GreenLizard&amp;lt;cA&amp;gt;ID.5022.6571&amp;lt;cA&amp;gt;SU_B07.2&amp;lt;cA&amp;gt;&amp;lt;rgC&amp;gt;GreenLizard&amp;lt;cA&amp;gt;ID.5010.6546&amp;lt;cA&amp;gt;SU_A06.3&amp;lt;cA&amp;gt;&amp;lt;rgC&amp;gt;GreenLizard&amp;lt;cA&amp;gt;ID.5019.6568&amp;lt;cA&amp;gt;SU_B08.2&amp;lt;cA&amp;gt;&amp;lt;rgC&amp;gt;SmallCentipede&amp;lt;cA&amp;gt;ID.5018.6566&amp;lt;cA&amp;gt;SU_A20.6&amp;lt;cA&amp;gt;&amp;lt;rgC&amp;gt;SmallCentipede&amp;lt;cA&amp;gt;ID.5018.6567&amp;lt;cA&amp;gt;SU_A20.6&amp;lt;cA&amp;gt;&amp;lt;rgC&amp;gt;GreenLizard&amp;lt;cA&amp;gt;ID.5013.6549&amp;lt;cA&amp;gt;SU_B05.4&amp;lt;cA&amp;gt;&amp;lt;rgC&amp;gt;GreenLizard&amp;lt;cA&amp;gt;ID.5006.6544&amp;lt;cA&amp;gt;SU_A07.4&amp;lt;cA&amp;gt;&amp;lt;rgC&amp;gt;PinkLizard&amp;lt;cA&amp;gt;ID.5007.6545&amp;lt;cA&amp;gt;SU_A07.5&amp;lt;cA&amp;gt;&amp;lt;rgC&amp;gt;GreenLizard&amp;lt;cA&amp;gt;ID.5023.6572&amp;lt;cA&amp;gt;SU_C02.4&amp;lt;cA&amp;gt;&amp;lt;rgC&amp;gt;SmallNeedleWorm&amp;lt;cA&amp;gt;ID.5027.6577&amp;lt;cA&amp;gt;SU_C02.3&amp;lt;cA&amp;gt;&amp;lt;rgC&amp;gt;SmallNeedleWorm&amp;lt;cA&amp;gt;ID.5027.6579&amp;lt;cA&amp;gt;SU_C02.3&amp;lt;cA&amp;gt;&amp;lt;rgC&amp;gt;PinkLizard&amp;lt;cA&amp;gt;ID.5028.6580&amp;lt;cA&amp;gt;SU_C02.5&amp;lt;cA&amp;gt;&amp;lt;rgC&amp;gt;Scavenger&amp;lt;cA&amp;gt;ID.5017.6560&amp;lt;cA&amp;gt;SUOffscreenDen.0&amp;lt;cA&amp;gt;&amp;lt;rgC&amp;gt;Scavenger&amp;lt;cA&amp;gt;ID.5017.6553&amp;lt;cA&amp;gt;SUOffscreenDen.0&amp;lt;cA&amp;gt;&amp;lt;rgC&amp;gt;Scavenger&amp;lt;cA&amp;gt;ID.5017.6557&amp;lt;cA&amp;gt;SUOffscreenDen.0&amp;lt;cA&amp;gt;&amp;lt;rgC&amp;gt;Scavenger&amp;lt;cA&amp;gt;ID.5017.6563&amp;lt;cA&amp;gt;SUOffscreenDen.0&amp;lt;cA&amp;gt;&amp;lt;rgC&amp;gt;CicadaB&amp;lt;cA&amp;gt;ID.5004.6542&amp;lt;cA&amp;gt;SU_B06.6&amp;lt;cA&amp;gt;&amp;lt;rgC&amp;gt;CicadaB&amp;lt;cA&amp;gt;ID.5005.6543&amp;lt;cA&amp;gt;SU_B06.7&amp;lt;cA&amp;gt;&amp;lt;rgC&amp;gt;SmallNeedleWorm&amp;lt;cA&amp;gt;ID.5027.6578&amp;lt;cA&amp;gt;SU_C02.3&amp;lt;cA&amp;gt;&amp;lt;rgC&amp;gt;CicadaA&amp;lt;cA&amp;gt;ID.5001.6539&amp;lt;cA&amp;gt;SU_B11.5&amp;lt;cA&amp;gt;&amp;lt;rgC&amp;gt;CicadaB&amp;lt;cA&amp;gt;ID.5000.6538&amp;lt;cA&amp;gt;SU_B11.4&amp;lt;cA&amp;gt;&amp;lt;rgC&amp;gt;CicadaB&amp;lt;cA&amp;gt;ID.5003.6541&amp;lt;cA&amp;gt;SU_B02.5&amp;lt;cA&amp;gt;&amp;lt;rgC&amp;gt;CicadaB&amp;lt;cA&amp;gt;ID.5002.6540&amp;lt;cA&amp;gt;SU_B02.4&amp;lt;cA&amp;gt;&amp;lt;rgC&amp;gt;PoleMimic&amp;lt;cA&amp;gt;ID.5015.6551&amp;lt;cA&amp;gt;SU_A10.2&amp;lt;cA&amp;gt;SpawnData&amp;lt;cC&amp;gt;{21}&amp;lt;cB&amp;gt;&amp;lt;rgC&amp;gt;PoleMimic&amp;lt;cA&amp;gt;ID.5014.6550&amp;lt;cA&amp;gt;SU_B01.6&amp;lt;cA&amp;gt;SpawnData&amp;lt;cC&amp;gt;{24}&amp;lt;cB&amp;gt;&amp;lt;rgC&amp;gt;PinkLizard&amp;lt;cA&amp;gt;ID.5024.6573&amp;lt;cA&amp;gt;SU_A04.4&amp;lt;cA&amp;gt;&amp;lt;rgC&amp;gt;CicadaB&amp;lt;cA&amp;gt;ID.5026.6576&amp;lt;cA&amp;gt;SU_A04.3&amp;lt;cA&amp;gt;&amp;lt;rgC&amp;gt;CicadaB&amp;lt;cA&amp;gt;ID.5025.6574&amp;lt;cA&amp;gt;SU_A04.2&amp;lt;cA&amp;gt;&amp;lt;rgC&amp;gt;CicadaB&amp;lt;cA&amp;gt;ID.5025.6575&amp;lt;cA&amp;gt;SU_A04.2&amp;lt;cA&amp;gt;&amp;lt;rgC&amp;gt;GreenLizard&amp;lt;cA&amp;gt;ID.5016.6552&amp;lt;cA&amp;gt;SU_A10.3&amp;lt;cA&amp;gt;&amp;lt;rgC&amp;gt;&amp;lt;rgA&amp;gt;ROOMSVISITED&amp;lt;rgB&amp;gt;SU_C04,SU_A41,SU_A43,SU_A22,SU_S01&amp;lt;rgA&amp;gt;&amp;lt;svA&amp;gt;DEATHPERSISTENTSAVEDATA&amp;lt;svB&amp;gt;<text:span text:style-name="T6">REINFORCEDKARMA</text:span>&amp;lt;dpB&amp;gt;0&amp;lt;dpA&amp;gt;<text:span text:style-name="T6">KARMA</text:span>&amp;lt;dpB&amp;gt;1&amp;lt;dpA&amp;gt;<text:span text:style-name="T6">KARMACAP</text:span>&amp;lt;dpB&amp;gt;4&amp;lt;dpA&amp;gt;GHOSTS&amp;lt;dpB&amp;gt;&amp;lt;dpA&amp;gt;SESSIONRECORDS&amp;lt;dpB&amp;gt;10&amp;lt;dpA&amp;gt;TUTMESSAGES&amp;lt;dpB&amp;gt;&amp;lt;dpA&amp;gt;METERSSHOWN&amp;lt;dpB&amp;gt;&amp;lt;dpA&amp;gt;<text:span text:style-name="T6">DEATHS</text:span>&amp;lt;dpB&amp;gt;0&amp;lt;dpA&amp;gt;<text:span text:style-name="T6">SURVIVES</text:span>&amp;lt;dpB&amp;gt;1&amp;lt;dpA&amp;gt;<text:span text:style-name="T6">QUITS</text:span>&amp;lt;dpB&amp;gt;0&amp;lt;dpA&amp;gt;&amp;lt;svA&amp;gt;MISCWORLDSAVEDATA&amp;lt;svB&amp;gt;playerGuideState&amp;lt;mwB&amp;gt;integersArray&amp;lt;pgsB&amp;gt;0.0.0.0.0.0.0&amp;lt;pgsA&amp;gt;itemTypes&amp;lt;pgsB&amp;gt;&amp;lt;pgsA&amp;gt;creatureTypes&amp;lt;pgsB&amp;gt;&amp;lt;pgsA&amp;gt;likesPlayer&amp;lt;pgsB&amp;gt;0.4&amp;lt;pgsA&amp;gt;directionHandHolding&amp;lt;pgsB&amp;gt;0.725&amp;lt;pgsA&amp;gt;&amp;lt;mwA&amp;gt;&amp;lt;svA&amp;gt;DREAMSSTATE&amp;lt;svB&amp;gt;integersArray&amp;lt;dsB&amp;gt;1.1.1.0.0.0.0.0.0&amp;lt;dsA&amp;gt;&amp;lt;svA&amp;gt;<text:span text:style-name="T6">TOTFOOD</text:span>&amp;lt;svB&amp;gt;5&amp;lt;svA&amp;gt;<text:span text:style-name="T6">TOTTIME</text:span>&amp;lt;svB&amp;gt;57&amp;lt;svA&amp;gt;CURRVERCYCLES&amp;lt;svB&amp;gt;1&amp;lt;svA&amp;gt;&amp;lt;progDivA&amp;gt;MAP&amp;lt;progDivB&amp;gt;SU&amp;lt;progDivB&amp;gt;iVBORw0KGgoAAAANSUhEUgAAAKkAAAD0CAYAAADgxQYGAAAGT0lEQVR4Ae3XbVLqaBRFYeiR4ciEkenM6MQW2kO12lWXHyvwvFWp5Bg+dtZevve63+125+WwEMgS+CubTDAEPgmQlAp5AiTNVyQgSTmQJ0DSfEUCkpQDeQIkzVckIEk5kCdA0nxFApKUA3kCJM1XJCBJOZAnQNJ8RQKSlAN5AiTNVyQgSTmQJ0DSfEUCkpQDeQIkzVckIEk5kCdA0nxFApKUA3kCJM1XJCBJOZAnQNJ8RQKSlAN5AiTNVyQgSTmQJ0DSfEUCkpQDeQIkzVckIEk5kCdA0nxFApKUA3kCJM1XJCBJOZAnQNJ8RQKSlAN5AiTNVyQgSTmQJ0DSfEUCkpQDeQIkzVckIEk5kCdA0nxFApKUA3kCJM1XJCBJOZAnQNJ8RQKSlAN5AiTNVyQgSTmQJ0DSfEUCkpQDeQIkzVckIEk5kCdA0nxFApKUA3kCJM1XJCBJOZAnQNJ8RQKSlAN5AiTNVyQgSTmQJ0DSfEUCkpQDeQIkzVckIEk5kCdA0nxFApKUA3kCJM1XJCBJOZAnQNJ8RQKSlAN5AiTNVyQgSTmQJ0DSfEUCkpQDeQIkzVckIEk5kCdA0nxFApKUA3kCJM1XJCBJOZAnQNJ8RQKSlAN5AiTNVyQgSTmQJ0DSfEUCkpQDeQIkzVckIEk5kCdA0nxFApKUA3kCJM1XJCBJOZAnQNJ8RQKSlAN5AiTNVyQgSTmQJ0DSfEUCkpQDeQIkzVckIEk5kCdA0nxFApKUA3kCJM1XJCBJOZAnQNJ8RQKSlAN5AiTNVyQgSTmQJ0DSfEUCkpQDeQIkzVckIEk5kCdA0nxFApKUA3kCJM1XJCBJOZAnQNJ8RQKSlAN5AiTNVyQgSTmQJ0DSfEUCkpQDeQIkzVckIEk5kCdA0nxFApKUA3kCJM1XJCBJOZAnQNJ8RQKSlAN5AiTNVyQgSTmQJ0DSfEUCkpQDeQIkzVckIEk5kCdA0nxFApKUA3kCJM1XJCBJOZAnQNI7VHRePuN8Pv9zrNd3PNZ4h8NhHMfj8eO7Luf1u9frR1375cFWptYfEFglGWu/Yr3P+ijo9vO/+eiXl5fd+/v7N3e3+2M76T26+0nKVbCfJPvu3uf7LjvkKuBv6+3t7brD/vbaLd23k96hres+uor1VdhbAb/eW7/39v7/yLLKuv7z//r6ujudTmPnXCW9rP3td11ubPS8Mnb8AYMF3ue+d3Ne/h9wXT+95vbe9U0/Xyyyjt6WXffjDev5kTq1k95hZ1mN+Hbd7q7fvvDmxpdd9r92zEfbKW+efowkHTgMRQL+cCq2ItMgQNKBw1AkQNJiKzINAiQdOAxFAiQttiLTIEDSgcNQJEDSYisyDQIkHTgMRQIkLbYi0yBA0oHDUCRA0mIrMg0CJB04DEUCJC22ItMgQNKBw1AkQNJiKzINAiQdOAxFAiQttiLTIEDSgcNQJEDSYisyDQIkHTgMRQIkLbYi0yBA0oHDUCRA0mIrMg0CJB04DEUCJC22ItMgQNKBw1AkQNJiKzINAiQdOAxFAiQttiLTIEDSgcNQJEDSYisyDQIkHTgMRQIkLbYi0yBA0oHDUCRA0mIrMg0CJB04DEUCJC22ItMgQNKBw1AkQNJiKzINAiQdOAxFAiQttiLTIEDSgcNQJEDSYisyDQIkHTgMRQIkLbYi0yBA0oHDUCRA0mIrMg0CJB04DEUCJC22ItMg<text:soft-page-break/>QNKBw1AkQNJiKzINAiQdOAxFAiQttiLTIEDSgcNQJEDSYisyDQIkHTgMRQIkLbYi0yBA0oHDUCRA0mIrMg0CJB04DEUCJC22ItMgQNKBw1AkQNJiKzINAiQdOAxFAiQttiLTIEDSgcNQJEDSYisyDQIkHTgMRQIkLbYi0yBA0oHDUCRA0mIrMg0CJB04DEUCJC22ItMgQNKBw1AkQNJiKzINAiQdOAxFAiQttiLTIEDSgcNQJEDSYisyDQIkHTi2PxyPx935fN6t50da5+VhHA/CYBH0ug6Hw0P0aifd8HZz2TUXKz92ztvdc5F0w0/3b/T9crn+tlkbJLDK+dva79eKt73spBvu73Q6XdOv11/n9cbtfH3xxi7spBsr7Bnj2kmfsfWNPTNJN1bYM8Yl6TO2vrFnJunGCnvGuCR9xtY39swk3VhhzxiXpM/Y+sae+W8jgiBx1q8L1QAAAABJRU5ErkJggg==&amp;lt;progDivA&amp;gt;MAPUPDATE&amp;lt;progDivB&amp;gt;SU&amp;lt;progDivB&amp;gt;638361132663197918&amp;lt;progDivA&amp;gt;SAVE STATE&amp;lt;progDivB&amp;gt;SAV STATE NUMBER&amp;lt;svB&amp;gt;<text:span text:style-name="T4">White</text:span>&amp;lt;svA&amp;gt;SEED&amp;lt;svB&amp;gt;2272&amp;lt;svA&amp;gt;VERSION&amp;lt;svB&amp;gt;2&amp;lt;svA&amp;gt;INITVERSION&amp;lt;svB&amp;gt;0&amp;lt;svA&amp;gt;WORLDVERSION&amp;lt;svB&amp;gt;2&amp;lt;svA&amp;gt;<text:span text:style-name="T6">DENPOS</text:span>&amp;lt;svB&amp;gt;SU_S01&amp;lt;svA&amp;gt;LASTVDENPOS&amp;lt;svB&amp;gt;SU_S01&amp;lt;svA&amp;gt;<text:span text:style-name="T6">CYCLENUM</text:span>&amp;lt;svB&amp;gt;1&amp;lt;svA&amp;gt;<text:span text:style-name="T6">FOOD</text:span>&amp;lt;svB&amp;gt;3&amp;lt;svA&amp;gt;NEXTID&amp;lt;svB&amp;gt;7118&amp;lt;svA&amp;gt;RESPAWNS&amp;lt;svB&amp;gt;5008.5009.5020.5029.5030.5031&amp;lt;svA&amp;gt;COMMUNITIES&amp;lt;svB&amp;gt;SCAVSHY&amp;lt;coB&amp;gt;0&amp;lt;coA&amp;gt;All&amp;lt;coB&amp;gt;EVERY:0|CC:0|DS:0|HI:0|GW:0|SI:0|SU:0|SH:0|SL:0|LF:0|UW:0|SB:0|SS:0&amp;lt;coA&amp;gt;Scavengers&amp;lt;coB&amp;gt;EVERY:0|CC:0|DS:0|HI:0|GW:0|SI:0|SU:0|SH:0|SL:0|LF:0|UW:0|SB:0|SS:0&amp;lt;coA&amp;gt;Lizards&amp;lt;coB&amp;gt;EVERY:0|CC:0.02|DS:0|HI:0.03|GW:0.02|SI:0|SU:0|SH:0|SL:0|LF:0|UW:0|SB:-0.0962|SS:0&amp;lt;coA&amp;gt;Cicadas&amp;lt;coB&amp;gt;EVERY:0|CC:0|DS:0|HI:0|GW:0|SI:0|SU:0|SH:0|SL:0|LF:0|UW:0|SB:0|SS:0&amp;lt;coA&amp;gt;GarbageWorms&amp;lt;coB&amp;gt;EVERY:0|CC:0|DS:0|HI:0|GW:0|SI:0|SU:0|SH:0|SL:0|LF:0|UW:0|SB:0|SS:0&amp;lt;coA&amp;gt;Deer&amp;lt;coB&amp;gt;EVERY:0|CC:0|DS:0|HI:0|GW:0|SI:0|SU:0|SH:0|SL:0|LF:0|UW:0|SB:0|SS:0&amp;lt;coA&amp;gt;JetFish&amp;lt;coB&amp;gt;EVERY:0|CC:0|DS:0|HI:0|GW:0|SI:0|SU:0|SH:0|SL:0|LF:0|UW:0|SB:0|SS:0&amp;lt;svA&amp;gt;REGIONSTATE&amp;lt;svB&amp;gt;REGIONNAME&amp;lt;rgB&amp;gt;SU&amp;lt;rgA&amp;gt;LASTCYCLEUPDATED&amp;lt;rgB&amp;gt;0&amp;lt;rgA&amp;gt;SWARMROOMS&amp;lt;rgB&amp;gt;SU_A40:0,SU_A24:0,SU_A42:0,SU_A06:0,SU_A07:0,SU_A13:0,SU_B02:0,SU_C01:0&amp;lt;rgA&amp;gt;LINEAGES&amp;lt;rgB&amp;gt;SU_A30.-1.-1.2:0,SU_A31.-1.-1.3:0,SU_A20.-1.-1.6:0,SU_B08.-1.-1.2:0,SU_B12.-1.-1.3:0,SU_A40.-1.-1.2:0,SU_B07.-1.-1.2:0,SU_C02.-1.-1.4:0,SU_A04.-1.-1.5:0,SU_A06.-1.-1.3:0,SU_A02.-1.-1.2:0,SU_A02.-1.-1.3:0,SU_B05.-1.-1.4:0&amp;lt;rgA&amp;gt;POPULATION&amp;lt;rgB&amp;gt;GreenLizard&amp;lt;cA&amp;gt;ID.5023.7101&amp;lt;cA&amp;gt;SU_B04.4&amp;lt;cA&amp;gt;&amp;lt;rgC&amp;gt;PinkLizard&amp;lt;cA&amp;gt;ID.5022.7100&amp;lt;cA&amp;gt;SU_B04.3&amp;lt;cA&amp;gt;&amp;lt;rgC&amp;gt;GreenLizard&amp;lt;cA&amp;gt;ID.5028.7106&amp;lt;cA&amp;gt;SU_B12.2&amp;lt;cA&amp;gt;&amp;lt;rgC&amp;gt;GreenLizard&amp;lt;cA&amp;gt;ID.5016.7095&amp;lt;cA&amp;gt;SU_B12.3&amp;lt;cA&amp;gt;&amp;lt;rgC&amp;gt;GreenLizard&amp;lt;cA&amp;gt;ID.5017.7096&amp;lt;cA&amp;gt;SU_A40.2&amp;lt;cA&amp;gt;&amp;lt;rgC&amp;gt;GreenLizard&amp;lt;cA&amp;gt;ID.5018.7097&amp;lt;cA&amp;gt;SU_B07.2&amp;lt;cA&amp;gt;&amp;lt;rgC&amp;gt;GreenLizard&amp;lt;cA&amp;gt;ID.5021.7099&amp;lt;cA&amp;gt;SU_A06.3&amp;lt;cA&amp;gt;&amp;lt;rgC&amp;gt;GreenLizard&amp;lt;cA&amp;gt;ID.5015.7094&amp;lt;cA&amp;gt;SU_B08.2&amp;lt;cA&amp;gt;&amp;lt;rgC&amp;gt;PinkLizard&amp;lt;cA&amp;gt;ID.5014.7093&amp;lt;cA&amp;gt;SU_A20.6&amp;lt;cA&amp;gt;&amp;lt;rgC&amp;gt;GreenLizard&amp;lt;cA&amp;gt;ID.5024.7102&amp;lt;cA&amp;gt;SU_B05.4&amp;lt;cA&amp;gt;&amp;lt;rgC&amp;gt;SmallNeedleWorm&amp;lt;cA&amp;gt;ID.5013.7092&amp;lt;cA&amp;gt;SU_C02.3&amp;lt;cA&amp;gt;&amp;lt;rgC&amp;gt;PinkLizard&amp;lt;cA&amp;gt;ID.5007.7075&amp;lt;cA&amp;gt;SU_A07.5&amp;lt;cA&amp;gt;&amp;lt;rgC&amp;gt;GreenLizard&amp;lt;cA&amp;gt;ID.5006.7074&amp;lt;cA&amp;gt;SU_A07.4&amp;lt;cA&amp;gt;&amp;lt;rgC&amp;gt;SmallNeedleWorm&amp;lt;cA&amp;gt;ID.5013.7090&amp;lt;cA&amp;gt;SU_C02.3&amp;lt;cA&amp;gt;&amp;lt;rgC&amp;gt;SmallNeedleWorm&amp;lt;cA&amp;gt;ID.5013.7091&amp;lt;cA&amp;gt;SU_C02.3&amp;lt;cA&amp;gt;&amp;lt;rgC&amp;gt;PinkLizard&amp;lt;cA&amp;gt;ID.5011.7088&amp;lt;cA&amp;gt;SU_C02.5&amp;lt;cA&amp;gt;&amp;lt;rgC&amp;gt;Scavenger&amp;lt;cA&amp;gt;ID.5010.7080&amp;lt;cA&amp;gt;SUOffscreenDen.0&amp;lt;cA&amp;gt;&amp;lt;rgC&amp;gt;Scavenger&amp;lt;cA&amp;gt;ID.5010.7077&amp;lt;cA&amp;gt;SUOffscreenDen.0&amp;lt;cA&amp;gt;&amp;lt;rgC&amp;gt;Scavenger&amp;lt;cA&amp;gt;ID.5010.7076&amp;lt;cA&amp;gt;SUOffscreenDen.0&amp;lt;cA&amp;gt;&amp;lt;rgC&amp;gt;Scavenger&amp;lt;cA&amp;gt;ID.5010.7084&amp;lt;cA&amp;gt;SUOffscreenDen.0&amp;lt;cA&amp;gt;&amp;lt;rgC&amp;gt;Scavenger&amp;lt;cA&amp;gt;ID.5010.7082&amp;lt;cA&amp;gt;SUOffscreenDen.0&amp;lt;cA&amp;gt;&amp;lt;rgC&amp;gt;GreenLizard&amp;lt;cA&amp;gt;ID.5019.7098&amp;lt;cA&amp;gt;SU_C02.4&amp;lt;cA&amp;gt;&amp;lt;rgC&amp;gt;CicadaB&amp;lt;cA&amp;gt;ID.5005.7073&amp;lt;cA&amp;gt;SU_B06.7&amp;lt;cA&amp;gt;&amp;lt;rgC&amp;gt;CicadaB&amp;lt;cA&amp;gt;ID.5004.7072&amp;lt;cA&amp;gt;SU_B06.6&amp;lt;cA&amp;gt;&amp;lt;rgC&amp;gt;BigNeedleWorm&amp;lt;cA&amp;gt;ID.5012.7089&amp;lt;cA&amp;gt;SU_C02.2&amp;lt;cA&amp;gt;&amp;lt;rgC&amp;gt;CicadaA&amp;lt;cA&amp;gt;ID.5001.7069&amp;lt;cA&amp;gt;SU_B11.5&amp;lt;cA&amp;gt;&amp;lt;rgC&amp;gt;CicadaB&amp;lt;cA&amp;gt;ID.5000.7068&amp;lt;cA&amp;gt;SU_B11.4&amp;lt;cA&amp;gt;&amp;lt;rgC&amp;gt;CicadaB&amp;lt;cA&amp;gt;ID.5003.7071&amp;lt;cA&amp;gt;SU_B02.5&amp;lt;cA&amp;gt;&amp;lt;rgC&amp;gt;CicadaB&amp;lt;cA&amp;gt;ID.5002.7070&amp;lt;cA&amp;gt;SU_B02.4&amp;lt;cA&amp;gt;&amp;lt;rgC&amp;gt;PoleMimic&amp;lt;cA&amp;gt;ID.5026.7104&amp;lt;cA&amp;gt;SU_A10.2&amp;lt;cA&amp;gt;SpawnData&amp;lt;cC&amp;gt;{21}&amp;lt;cB&amp;gt;&amp;lt;rgC&amp;gt;GreenLizard&amp;lt;cA&amp;gt;ID.5027.7105&amp;lt;cA&amp;gt;SU_A10.3&amp;lt;cA&amp;gt;&amp;lt;rgC&amp;gt;PoleMimic&amp;lt;cA&amp;gt;ID.5025.7103&amp;lt;cA&amp;gt;SU_B01.6&amp;lt;cA&amp;gt;SpawnData&amp;lt;cC&amp;gt;{24}&amp;lt;cB&amp;gt;&amp;lt;rgC&amp;gt;CicadaB&amp;lt;cA&amp;gt;ID.5034.7110&amp;lt;cA&amp;gt;SU_A04.3&amp;lt;cA&amp;gt;&amp;lt;rgC&amp;gt;PinkLizard&amp;lt;cA&amp;gt;ID.5032.7108&amp;lt;cA&amp;gt;SU_A04.4&amp;lt;cA&amp;gt;&amp;lt;rgC&amp;gt;PinkLizard&amp;lt;cA&amp;gt;ID.5032.7107&amp;lt;cA&amp;gt;SU_A04.4&amp;lt;cA&amp;gt;&amp;lt;rgC&amp;gt;CicadaB&amp;lt;cA&amp;gt;ID.5033.7109&amp;lt;cA&amp;gt;SU_A04.2&amp;lt;cA&amp;gt;&amp;lt;rgC&amp;gt;&amp;lt;rgA&amp;gt;ROOMSVISITED&amp;lt;rgB&amp;gt;SU_C04,SU_A41,SU_A43,SU_A22,SU_S01&amp;lt;rgA&amp;gt;&amp;lt;svA&amp;gt;DEATHPERSISTENTSAVEDATA&amp;lt;svB&amp;gt;<text:span text:style-name="T6">REINFORCEDKARMA</text:span>&amp;lt;dpB&amp;gt;0&amp;lt;dpA&amp;gt;<text:span text:style-name="T6">KARMA</text:span>&amp;lt;dpB&amp;gt;1&amp;lt;dpA&amp;gt;<text:span text:style-name="T6">KARMACAP</text:span>&amp;lt;dpB&amp;gt;4&amp;lt;dpA&amp;gt;GHOSTS&amp;lt;dpB&amp;gt;&amp;lt;dpA&amp;gt;SESSIONRECORDS&amp;lt;dpB&amp;gt;10&amp;lt;dpA&amp;gt;TUTMESSAGES&amp;lt;dpB&amp;gt;&amp;lt;dpA&amp;gt;METERSSHOWN&amp;lt;dpB&amp;gt;&amp;lt;dpA&amp;gt;<text:span text:style-name="T6">DEATHS</text:span>&amp;lt;dpB&amp;gt;0&amp;lt;dpA&amp;gt;<text:span text:style-name="T6">SURVIVES</text:span>&amp;lt;dpB&amp;gt;1&amp;lt;dpA&amp;gt;<text:span text:style-name="T6">QUITS</text:span>&amp;lt;dpB&amp;gt;0&amp;lt;dpA&amp;gt;&amp;lt;svA&amp;gt;MISCWORLDSAVEDATA&amp;lt;svB&amp;gt;playerGuideState&amp;lt;mwB&amp;gt;integersArray&amp;lt;pgsB&amp;gt;0.0.0.0.0.0.0&amp;lt;pgsA&amp;gt;itemTypes&amp;lt;pgsB&amp;gt;&amp;lt;pgsA&amp;gt;creatureTypes&amp;lt;pgsB&amp;gt;&amp;lt;pgsA&amp;gt;likesPlayer&amp;lt;pgsB&amp;gt;0.4&amp;lt;pgsA&amp;gt;directionHandHolding&amp;lt;pgsB&amp;gt;0.725&amp;lt;pgsA&amp;gt;&amp;lt;mwA&amp;gt;&amp;lt;svA&amp;gt;DREAMSSTATE&amp;lt;svB&amp;gt;integersArray&amp;lt;dsB&amp;gt;1.1.1.0.0.0.0.0.0&amp;lt;dsA&amp;gt;&amp;lt;svA&amp;gt;<text:span text:style-name="T6">TOTFOOD</text:span>&amp;lt;svB&amp;gt;7&amp;lt;svA&amp;gt;<text:span text:style-name="T6">TOTTIME</text:span>&amp;lt;svB&amp;gt;39&amp;lt;svA&amp;gt;CURRVERCYCLES&amp;lt;svB&amp;gt;1&amp;lt;svA&amp;gt;&amp;lt;progDivA&amp;gt;&lt;/Value&gt;&lt;/KeyValueOfanyTypeanyType&gt;&lt;/ArrayOfKeyValueOfanyTypeanyType&gt; <text:s text:c="993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21:48:13.426000000</meta:creation-date>
    <dc:date>2023-11-20T22:07:39.574000000</dc:date>
    <meta:editing-duration>PT19M27S</meta:editing-duration>
    <meta:editing-cycles>1</meta:editing-cycles>
    <meta:document-statistic meta:table-count="0" meta:image-count="0" meta:object-count="0" meta:page-count="2" meta:paragraph-count="1" meta:word-count="23" meta:character-count="24571" meta:non-whitespace-character-count="14609"/>
    <meta:generator>LibreOffice/7.6.2.1$Windows_X86_64 LibreOffice_project/56f7684011345957bbf33a7ee678afaf4d2ba333</meta:generator>
  </office:meta>
</office:document-meta>
</file>